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6.138cm" fo:margin-left="-0.136cm" style:page-number="0" table:align="left" style:writing-mode="lr-tb"/>
    </style:style>
    <style:style style:name="Tabelle1.A" style:family="table-column">
      <style:table-column-properties style:column-width="1.919cm"/>
    </style:style>
    <style:style style:name="Tabelle1.B" style:family="table-column">
      <style:table-column-properties style:column-width="14.21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6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7" style:family="paragraph" style:parent-style-name="PTE_20_Hauptext">
      <style:paragraph-properties fo:margin-left="0cm" fo:margin-right="0.116cm" fo:text-indent="0cm" style:auto-text-indent="false"/>
    </style:style>
    <style:style style:name="P18" style:family="paragraph" style:parent-style-name="PTE_20_Hauptext">
      <style:paragraph-properties fo:margin-left="0cm" fo:margin-right="4.561cm" fo:text-indent="0cm" style:auto-text-indent="false"/>
    </style:style>
    <style:style style:name="P19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0" style:family="paragraph" style:parent-style-name="PTE_20_Hauptext">
      <style:paragraph-properties fo:margin-left="0cm" fo:margin-right="4.561cm" fo:text-indent="0cm" style:auto-text-indent="false"/>
      <style:text-properties fo:font-weight="bold" style:language-asian="zxx" style:country-asian="none" style:font-weight-asian="bold" style:language-complex="zxx" style:country-complex="none"/>
    </style:style>
    <style:style style:name="P21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2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3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4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5" style:family="paragraph" style:parent-style-name="Marginalia">
      <style:paragraph-properties fo:text-align="start" style:justify-single-word="false"/>
    </style:style>
    <style:style style:name="P2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27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8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2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31" style:family="paragraph" style:parent-style-name="PTE_20_Hauptext">
      <style:paragraph-properties fo:margin-left="0cm" fo:margin-right="4.561cm" fo:text-indent="0cm" style:auto-text-indent="false"/>
    </style:style>
    <style:style style:name="P32" style:family="paragraph" style:parent-style-name="PTE_20_Hauptext">
      <style:paragraph-properties fo:margin-left="0cm" fo:margin-right="4.561cm" fo:text-indent="0cm" style:auto-text-indent="false" fo:break-before="page"/>
    </style:style>
    <style:style style:name="P33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4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5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0814584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63882720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56509352">
          <text:deletion>
            <office:change-info>
              <dc:creator>Christoph Herbst</dc:creator>
              <dc:date>2010-06-25T17:18:00</dc:date>
            </office:change-info>
            <text:list xml:id="list1963460846" text:style-name="WW8Num2">
              <text:list-header>
                <text:p text:style-name="P2">5</text:p>
              </text:list-header>
            </text:list>
          </text:deletion>
        </text:changed-region>
        <text:changed-region text:id="ct162280480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1812328">
          <text:deletion>
            <office:change-info>
              <dc:creator>Christoph Herbst</dc:creator>
              <dc:date>2010-06-25T17:19:00</dc:date>
            </office:change-info>
            <text:list xml:id="list426996376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62135760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55069456">
          <text:deletion>
            <office:change-info>
              <dc:creator>Christoph Herbst</dc:creator>
              <dc:date>2010-06-25T17:19:00</dc:date>
            </office:change-info>
            <text:list xml:id="list1914040759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5379624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46575272">
          <text:deletion>
            <office:change-info>
              <dc:creator>Christoph Herbst</dc:creator>
              <dc:date>2010-06-25T17:20:00</dc:date>
            </office:change-info>
            <text:list xml:id="list1354248821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49446544">
          <text:deletion>
            <office:change-info>
              <dc:creator>Christoph Herbst</dc:creator>
              <dc:date>2010-06-25T17:20:00</dc:date>
            </office:change-info>
            <text:list xml:id="list803281833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6204820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2259520">
          <text:deletion>
            <office:change-info>
              <dc:creator>Christoph Herbst</dc:creator>
              <dc:date>2010-06-25T17:21:00</dc:date>
            </office:change-info>
            <text:list xml:id="list617998370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187560652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970535044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1760229234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207202753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995411007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63882816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53766248">
          <text:insertion>
            <office:change-info>
              <dc:creator>Christoph Herbst</dc:creator>
              <dc:date>2010-06-25T17:22:00</dc:date>
            </office:change-info>
          </text:insertion>
        </text:changed-region>
        <text:changed-region text:id="ct165387320">
          <text:insertion>
            <office:change-info>
              <dc:creator>Christoph Herbst</dc:creator>
              <dc:date>2010-06-25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4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6"/>
          </table:table-cell>
        </table:table-row>
        <table:table-row table:style-name="Tabelle1.1">
          <table:table-cell table:style-name="Tabelle1.A2" office:value-type="string">
            <text:p text:style-name="P23">Zeit</text:p>
          </table:table-cell>
          <table:table-cell table:style-name="Tabelle1.B2" office:value-type="string">
            <text:list xml:id="list126353503" text:continue-list="list803281833" text:style-name="WW8Num2">
              <text:list-header>
                <text:p text:style-name="P35"><text:change text:change-id="ct156509352"/><text:change-start text:change-id="ct162280480"/>{zeit}<text:change-end text:change-id="ct162280480"/><text:change text:change-id="ct161812328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6"/>
          </table:table-cell>
        </table:table-row>
        <table:table-row table:style-name="Tabelle1.1">
          <table:table-cell table:style-name="Tabelle1.A2" office:value-type="string">
            <text:p text:style-name="P23">Ziel</text:p>
          </table:table-cell>
          <table:table-cell table:style-name="Tabelle1.B2" office:value-type="string">
            <text:list xml:id="list1360632768" text:continue-numbering="true" text:style-name="WW8Num2">
              <text:list-header>
                <text:p text:style-name="P35"><text:change-start text:change-id="ct162135760"/>{ziel} <text:change-end text:change-id="ct162135760"/><text:change text:change-id="ct155069456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6"/>
          </table:table-cell>
        </table:table-row>
        <table:table-row table:style-name="Tabelle1.1">
          <table:table-cell table:style-name="Tabelle1.A2" office:value-type="string">
            <text:p text:style-name="P23">Methode</text:p>
          </table:table-cell>
          <table:table-cell table:style-name="Tabelle1.B2" office:value-type="string">
            <text:list xml:id="list1267884897" text:continue-numbering="true" text:style-name="WW8Num2">
              <text:list-header>
                <text:p text:style-name="P35"><text:change-start text:change-id="ct153796240"/>{methode} <text:change-end text:change-id="ct153796240"/><text:change text:change-id="ct146575272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5"/>
          </table:table-cell>
          <table:table-cell table:style-name="Tabelle1.B2" office:value-type="string">
            <text:p text:style-name="P16"/>
          </table:table-cell>
        </table:table-row>
        <table:table-row table:style-name="Tabelle1.1">
          <table:table-cell table:style-name="Tabelle1.A2" office:value-type="string">
            <text:p text:style-name="P23">Material</text:p>
          </table:table-cell>
          <table:table-cell table:style-name="Tabelle1.B2" office:value-type="string">
            <text:list xml:id="list813942162" text:continue-numbering="true" text:style-name="WW8Num2">
              <text:list-header>
                <text:p text:style-name="P35"><text:change text:change-id="ct149446544"/><text:change-start text:change-id="ct162048200"/>{material}<text:change-end text:change-id="ct162048200"/></text:p>
              </text:list-header>
            </text:list>
          </table:table-cell>
        </table:table-row>
      </table:table>
      <text:p text:style-name="P17"/>
      <text:p text:style-name="P22"><draw:frame draw:style-name="fr1" draw:name="Rahmen1" text:anchor-type="char" svg:x="15.381cm" svg:y="0.527cm" svg:width="3.72cm" svg:height="3.041cm" draw:z-index="2"><draw:text-box><text:p text:style-name="P14">Tipp</text:p><text:p text:style-name="Marginalia"/><text:p text:style-name="P1"><text:change text:change-id="ct160814584"/><text:change-start text:change-id="ct163882720"/>{tip}<text:change-end text:change-id="ct163882720"/></text:p><text:p text:style-name="Marginalia"/><text:p text:style-name="Marginalia"/></draw:text-box></draw:frame>Inhalt</text:p>
      <text:p text:style-name="P19"/>
      <text:list xml:id="list914774456" text:continue-list="list995411007" text:style-name="WW8Num3">
        <text:list-header>
          <text:p text:style-name="P4"><text:change text:change-id="ct162259520"/><text:change-start text:change-id="ct163882816"/>{Inhalt}<text:change-end text:change-id="ct163882816"/></text:p>
        </text:list-header>
      </text:list>
      <text:p text:style-name="P20"/>
      <text:p text:style-name="P20"/>
      <text:p text:style-name="P20"/>
      <text:p text:style-name="P18"><text:change-start text:change-id="ct153766248"/></text:p>
      <text:p text:style-name="P18"/>
      <text:p text:style-name="P18"/>
      <text:p text:style-name="P18"/>
      <text:p text:style-name="P18"><text:change-end text:change-id="ct153766248"/></text:p>
      <text:p text:style-name="P32"><text:change-start text:change-id="ct165387320"/></text:p>
      <text:p text:style-name="P18"/>
      <text:p text:style-name="P21">{bild}<text:change-end text:change-id="ct1653873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1</text:span><text:span text:style-name="MT2"> </text:span>Anlage E 02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2</text:page-number></text:span></text:span><text:span text:style-name="MT3"> von </text:span><text:span text:style-name="MT3"><text:page-count style:num-format="1">2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6-25T17:25:08</dc:date>
    <meta:print-date>2010-06-25T11:29:08</meta:print-date>
    <meta:editing-cycles>8</meta:editing-cycles>
    <meta:printed-by>Christoph Herbst</meta:printed-by>
    <meta:generator>OpenOffice.org/3.2$Linux OpenOffice.org_project/320m12$Build-9483</meta:generator>
    <meta:editing-duration>PT06H30M28S</meta:editing-duration>
    <meta:document-statistic meta:table-count="1" meta:image-count="1" meta:object-count="0" meta:page-count="2" meta:paragraph-count="31" meta:word-count="245" meta:character-count="1600"/>
    <meta:user-defined meta:name="Info 1"/>
    <meta:user-defined meta:name="Info 2"/>
    <meta:user-defined meta:name="Info 3"/>
    <meta:user-defined meta:name="Info 4"/>
  </office:meta>
</office:document-meta>
</file>